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596" officeooo:paragraph-rsid="0011e596"/>
    </style:style>
    <style:style style:name="P2" style:family="paragraph" style:parent-style-name="Standard" style:list-style-name="L1">
      <style:text-properties officeooo:rsid="0011e596" officeooo:paragraph-rsid="0011e602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0b79" officeooo:paragraph-rsid="00170b7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0b79" officeooo:paragraph-rsid="00170b79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fo:font-size="14pt" officeooo:rsid="0011e596" officeooo:paragraph-rsid="0011e596" style:font-size-asian="14pt" style:font-size-complex="14pt"/>
    </style:style>
    <style:style style:name="P6" style:family="paragraph" style:parent-style-name="Standard" style:list-style-name="L1">
      <style:text-properties fo:font-size="14pt" officeooo:rsid="0011e596" officeooo:paragraph-rsid="0011e602" style:font-size-asian="14pt" style:font-size-complex="14pt"/>
    </style:style>
    <style:style style:name="T1" style:family="text">
      <style:text-properties officeooo:rsid="0011e6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ome Practice Questins for QBASIC Programming</text:p>
      <text:p text:style-name="P3"/>
      <text:list xml:id="list3966750653917514672" text:style-name="L1">
        <text:list-item>
          <text:p text:style-name="P5">Write a program in QBASIC to display your school’s name 5 times.</text:p>
        </text:list-item>
        <text:list-item>
          <text:p text:style-name="P5">Write a program in QBASIC to print average of 5 entered numbers.</text:p>
        </text:list-item>
        <text:list-item>
          <text:p text:style-name="P5">Write a program in QBASIC to input 5 numbers and print greatest number among them.</text:p>
        </text:list-item>
        <text:list-item>
          <text:p text:style-name="P5">Write a program in QBASIC using sub-module to check middle number among 3 entered numbers.</text:p>
        </text:list-item>
        <text:list-item>
          <text:p text:style-name="P5">Write a program in QBASIC using <text:span text:style-name="T1">function procedure to find the average of 3 numbers.</text:span></text:p>
        </text:list-item>
        <text:list-item>
          <text:p text:style-name="P6">Write a program in QBASIC <text:span text:style-name="T1">to calculate the sum of N entered numbers.</text:span></text:p>
        </text:list-item>
        <text:list-item>
          <text:p text:style-name="P6">Write a program in QBASIC <text:span text:style-name="T1">to input binary numbers and convert it into decimal numbers.</text:span></text:p>
        </text:list-item>
        <text:list-item>
          <text:p text:style-name="P6">Write a program in QBASIC <text:span text:style-name="T1">to perform arithmetic operation of two numbers based on user’s choice.</text:span></text:p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8:38:25.519200416</meta:creation-date>
    <dc:date>2018-09-17T18:06:27.112096430</dc:date>
    <meta:editing-duration>PT13M5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27" meta:character-count="695" meta:non-whitespace-character-count="585"/>
  </office:meta>
</office:document-meta>
</file>